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2">
      <style:text-properties fo:font-size="12pt" fo:language="fr" fo:country="FR" officeooo:rsid="001b6ed8" officeooo:paragraph-rsid="001b6ed8" style:font-size-asian="12pt" style:font-size-complex="12pt"/>
    </style:style>
    <style:style style:name="P2" style:family="paragraph" style:parent-style-name="Standard">
      <style:text-properties officeooo:rsid="001b6ed8" officeooo:paragraph-rsid="001b6ed8"/>
    </style:style>
    <style:style style:name="P3" style:family="paragraph" style:parent-style-name="Standard">
      <style:text-properties fo:language="fr" fo:country="FR" officeooo:rsid="001b6ed8" officeooo:paragraph-rsid="001b6ed8"/>
    </style:style>
    <style:style style:name="P4" style:family="paragraph" style:parent-style-name="Standard">
      <style:text-properties fo:language="fr" fo:country="FR" officeooo:paragraph-rsid="001b6ed8"/>
    </style:style>
    <style:style style:name="P5" style:family="paragraph" style:parent-style-name="Text_20_body">
      <style:text-properties fo:font-size="12pt" fo:language="fr" fo:country="FR" officeooo:rsid="001b6ed8" officeooo:paragraph-rsid="001b6ed8" style:font-size-asian="12pt" style:font-size-complex="12pt"/>
    </style:style>
    <style:style style:name="T1" style:family="text">
      <style:text-properties officeooo:rsid="001b6ed8"/>
    </style:style>
    <style:style style:name="T2" style:family="text">
      <style:text-properties fo:font-weight="normal" style:font-weight-asian="normal" style:font-weight-complex="normal"/>
    </style:style>
    <style:style style:name="T3" style:family="text">
      <style:text-properties fo:font-weight="normal" officeooo:rsid="001b6ed8"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fo:color="#ff0000" loext:opacity="100%" style:text-underline-style="solid" style:text-underline-width="auto" style:text-underline-color="font-color"/>
    </style:style>
    <style:style style:name="T6" style:family="text">
      <style:text-properties fo:color="#ff0000" loext:opacity="100%" style:text-underline-style="none"/>
    </style:style>
    <style:style style:name="T7"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44"/><text:span text:style-name="T7"><text:s text:c="4"/></text:span><text:span text:style-name="T6"><text:s text:c="8"/></text:span><text:span text:style-name="T5">Présentation métier Développeur front-end</text:span></text:p>
      <text:p text:style-name="P2"/>
      <text:p text:style-name="P3">Le rôle d’un développeur front-end est de se chargé<text:span text:style-name="T2"> de la création web, la conception d'interfaces graphiques ergonomiques, intuitives et visuellement attrayantes. </text:span>Ces outils de travail sont essentiellement des langages de programmation front-end tels que HTML, CSS, JavaScript, Jquery…</text:p>
      <text:p text:style-name="P3"/>
      <text:p text:style-name="P3">Les interactions entre les différentes fonctions, sont que ça parle du numérique, du domaine du développement web, des métiers liés au codage informatique.</text:p>
      <text:p text:style-name="P3"/>
      <text:p text:style-name="P4"><text:span text:style-name="T1">Les compétences liées à chaque métier sont : </text:span><text:span text:style-name="T2">maîtriser le HTML, le CSS et le JavaScript, </text:span><text:span text:style-name="T3">maîtriser Visual Studio Code.</text:span></text:p>
      <text:p text:style-name="P4"><text:span text:style-name="T3"/></text:p>
      <text:p text:style-name="P3"><text:span text:style-name="T2">Les outils propres à chaque métier sont : le codage informatique, les frameworks.</text:span></text:p>
      <text:p text:style-name="P3"><text:span text:style-name="T2"/></text:p>
      <text:p text:style-name="P3"><text:span text:style-name="T2">Les traits de caractère/qualités pour chaque métier sont : la persévérance, la patience.</text:span></text:p>
      <text:p text:style-name="P3"><text:span text:style-name="T2"/></text:p>
      <text:p text:style-name="P4"><text:span text:style-name="T3">Oui il est possible de devenir développeur fullstack compétent en 2023/2024 </text:span><text:span text:style-name="T2">90 jours </text:span><text:span text:style-name="T3">suffisent pour</text:span><text:span text:style-name="T2"> <text:s/>apprendre à temps plein, et plus longtemps si </text:span><text:span text:style-name="T3">l’on </text:span><text:span text:style-name="T2">sui</text:span><text:span text:style-name="T3">t </text:span><text:span text:style-name="T2">des tutoriels ou des bootcamps de codage à temps partiel . </text:span><text:span text:style-name="T3">Il existe des sites pour s’entraîner au codage informatique.</text:span></text:p>
      <text:p text:style-name="P4"><text:span text:style-name="T2"/></text:p>
      <text:p text:style-name="P3"><text:span text:style-name="T2">Maîtriser veut dire savoir utiliser quelque chose.</text:span></text:p>
      <text:p text:style-name="P3"><text:span text:style-name="T2"/></text:p>
      <text:p text:style-name="P3"><text:span text:style-name="T2">Expert veut dire savoir utiliser à la perfection quelque chose sans faire d’erreurs.</text:span></text:p>
      <text:p text:style-name="P3"><text:span text:style-name="T2"/></text:p>
      <text:p text:style-name="P3"><text:span text:style-name="T2">Compétent veut dire que l’on a une compétence dans un domaine.</text:span></text:p>
      <text:p text:style-name="P3"><text:span text:style-name="T2"/></text:p>
      <text:p text:style-name="P3"><text:span text:style-name="T2">Spécialisé veut dire que l’on sait travailler dans son domaine sans faire d’erreurs.</text:span></text:p>
      <text:p text:style-name="P3"><text:span text:style-name="T2"/></text:p>
      <text:p text:style-name="P3"><text:span text:style-name="T2">Efficace veut dire que l’on fait les choses vites et bien.</text:span></text:p>
      <text:p text:style-name="P3"><text:span text:style-name="T2"/></text:p>
      <text:p text:style-name="P4"><text:span text:style-name="T3">Efficient veut dire être c</text:span><text:span text:style-name="T2">apable </text:span><text:span text:style-name="T3">d’</text:span><text:span text:style-name="T2"> </text:span><text:span text:style-name="T3">avoir</text:span><text:span text:style-name="T2"> la capacité nécessaire.</text:span></text:p>
      <text:p text:style-name="P4"><text:span text:style-name="T2"/></text:p>
      <text:p text:style-name="P3"><text:span text:style-name="T2">Avoir des compétences pour moi ne signifie pas forcément être compétent.</text:span></text:p>
      <text:p text:style-name="P3"><text:span text:style-name="T2"/></text:p>
      <text:p text:style-name="P3"><text:span text:style-name="T2">Les ingénieurs logiciels travaillent généralement sur des systèmes plus importants et utilisent des principes d'ingénierie, tandis que les développeurs se concentrent davantage sur des applications spécifiques et travaillent plus directement avec les clients.</text:span></text:p>
      <text:p text:style-name="P3"><text:span text:style-name="T2"/></text:p>
      <text:p text:style-name="P4"><text:span text:style-name="T3">Pour le développement front-end, il a la possibilité d’évoluer vers des postes </text:span><text:span text:style-name="T2">de Développeurs Back-End ou Full-Stack, ou bien se spécialiser en Design UX/UI.</text:span></text:p>
      <text:p text:style-name="P4"><text:span text:style-name="T2"/></text:p>
      <text:p text:style-name="P3"><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09:49:19.460558464</meta:creation-date>
    <dc:date>2024-10-16T11:14:47.525378348</dc:date>
    <meta:editing-duration>PT1H25M28S</meta:editing-duration>
    <meta:editing-cycles>1</meta:editing-cycles>
    <meta:document-statistic meta:table-count="0" meta:image-count="0" meta:object-count="0" meta:page-count="1" meta:paragraph-count="16" meta:word-count="290" meta:character-count="1993" meta:non-whitespace-character-count="1662"/>
    <meta:generator>LibreOffice/7.4.7.2$Linux_X86_64 LibreOffice_project/40$Build-2</meta:generator>
  </office:meta>
</office:document-meta>
</file>